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3.11pt"/>
    </style:style>
    <style:style style:name="co3" style:family="table-column">
      <style:table-column-properties fo:break-before="auto" style:column-width="163.19pt"/>
    </style:style>
    <style:style style:name="co4" style:family="table-column">
      <style:table-column-properties fo:break-before="auto" style:column-width="236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124.81pt" fo:break-before="auto" style:use-optimal-row-height="true"/>
    </style:style>
    <style:style style:name="ro5" style:family="table-row">
      <style:table-row-properties style:row-height="57.2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20-OLinuXino-Lime2_Rev_L_1Gn8G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R26,R119,R120,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R116,R117,R118,R124,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</text:p>
            <text:p> R80, R81,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, R31, R42, R44, R52, R54,</text:p>
            <text:p>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 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C140,C141,C142,C167,C173,C187,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9,C112,C113,C114,C119,C135,C136,C137,</text:p>
            <text:p>C149,C152,C193,C236,C237,C239,C240,C242,</text:p>
            <text:p>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</text:p>
            <text:p> C12, C13, C14, C16, C17, C18, C19, C20, C21,</text:p>
            <text:p> C22, C23, C24, C25, C26, C27, C28, C29, C30,</text:p>
            <text:p> C31, C32, C33, C34, C35, C36, C37, C38, C39,</text:p>
            <text:p> C40, C41, C42, C43, C44, C45, C46, C47, C48,</text:p>
            <text:p> C49, C50, C51, C52, C53, C54, C55, C56, C57,</text:p>
            <text:p> C58, C59, C60, C61, C62, C63, C64, C65, C66,</text:p>
            <text:p> C67, C68, C69, C70, C74, C75, C76, C92, C93,</text:p>
            <text:p> C94,C95,C96,C97,C98,C99,C100,C106,C107,</text:p>
            <text:p>C121,C126,C129,C130,C131,C132,C133,C144,</text:p>
            <text:p>C148,C164,C178,C184,C189,C194, 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</text:p>
            <text:p> C161,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C118,C120,C122,C123,C124,C138,C143,</text:p>
            <text:p>C145,C147,C151,C165,C168,C175,C177,C181,</text:p>
            <text:p>C190,C191,C192,C195,C198,C202,C203,C204,</text:p>
            <text:p>C205,C206,C207,C208,C210,C212,C213,C220,</text:p>
            <text:p>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29F64G08CBABAWP:BTR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/10%/X5R/C0603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4, R36, R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9, 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 C83, C85, C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10:27:32.408846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0:27:48.956599028</dc:date>
    <meta:editing-duration>PT3H12M25S</meta:editing-duration>
    <meta:editing-cycles>60</meta:editing-cycles>
    <meta:generator>LibreOffice/5.1.6.2$Linux_X86_64 LibreOffice_project/10m0$Build-2</meta:generator>
    <meta:document-statistic meta:table-count="1" meta:cell-count="452" meta:object-count="0"/>
  </office:meta>
</office:document-meta>
</file>